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26.143cm" svg:height="14.715cm" svg:x="19.356cm" svg:y="1.833cm">
            <draw:object draw:notify-on-update-of-ranges="Feuille1.A2:Feuille1.A18 Feuille1.B2:Feuille1.B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8700" calcext:value-type="float">
            <text:p>8700</text:p>
          </table:table-cell>
          <table:table-cell table:formula="of:=LOG10([.B2])" office:value-type="float" office:value="3.93951925261862" calcext:value-type="float">
            <text:p>3,93951925261862</text:p>
          </table:table-cell>
        </table:table-row>
        <table:table-row table:style-name="ro1">
          <table:table-cell office:value-type="float" office:value="0.08" calcext:value-type="float">
            <text:p>0,08</text:p>
          </table:table-cell>
          <table:table-cell office:value-type="float" office:value="4800" calcext:value-type="float">
            <text:p>4800</text:p>
          </table:table-cell>
          <table:table-cell table:formula="of:=LOG10([.B3])" office:value-type="float" office:value="3.68124123737559" calcext:value-type="float">
            <text:p>3,68124123737559</text:p>
          </table:table-cell>
        </table:table-row>
        <table:table-row table:style-name="ro1">
          <table:table-cell office:value-type="float" office:value="0.09" calcext:value-type="float">
            <text:p>0,09</text:p>
          </table:table-cell>
          <table:table-cell office:value-type="float" office:value="3500" calcext:value-type="float">
            <text:p>3500</text:p>
          </table:table-cell>
          <table:table-cell table:formula="of:=LOG10([.B4])" office:value-type="float" office:value="3.54406804435028" calcext:value-type="float">
            <text:p>3,54406804435028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2550" calcext:value-type="float">
            <text:p>2550</text:p>
          </table:table-cell>
          <table:table-cell table:formula="of:=LOG10([.B5])" office:value-type="float" office:value="3.40654018043396" calcext:value-type="float">
            <text:p>3,40654018043396</text:p>
          </table:table-cell>
        </table:table-row>
        <table:table-row table:style-name="ro1">
          <table:table-cell office:value-type="float" office:value="0.125" calcext:value-type="float">
            <text:p>0,125</text:p>
          </table:table-cell>
          <table:table-cell office:value-type="float" office:value="1850" calcext:value-type="float">
            <text:p>1850</text:p>
          </table:table-cell>
          <table:table-cell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1387" calcext:value-type="float">
            <text:p>1387</text:p>
          </table:table-cell>
          <table:table-cell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992" calcext:value-type="float">
            <text:p>992</text:p>
          </table:table-cell>
          <table:table-cell table:formula="of:=LOG10([.B8])" office:value-type="float" office:value="2.99651167215418" calcext:value-type="float">
            <text:p>2,99651167215418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840" calcext:value-type="float">
            <text:p>840</text:p>
          </table:table-cell>
          <table:table-cell table:formula="of:=LOG10([.B9])" office:value-type="float" office:value="2.92427928606188" calcext:value-type="float">
            <text:p>2,9242792860618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750" calcext:value-type="float">
            <text:p>750</text:p>
          </table:table-cell>
          <table:table-cell table:formula="of:=LOG10([.B10])" office:value-type="float" office:value="2.8750612633917" calcext:value-type="float">
            <text:p>2,8750612633917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700" calcext:value-type="float">
            <text:p>700</text:p>
          </table:table-cell>
          <table:table-cell table:formula="of:=LOG10([.B11])" office:value-type="float" office:value="2.84509804001426" calcext:value-type="float">
            <text:p>2,84509804001426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655" calcext:value-type="float">
            <text:p>655</text:p>
          </table:table-cell>
          <table:table-cell table:formula="of:=LOG10([.B12])" office:value-type="float" office:value="2.81624129999178" calcext:value-type="float">
            <text:p>2,81624129999178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620" calcext:value-type="float">
            <text:p>620</text:p>
          </table:table-cell>
          <table:table-cell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590" calcext:value-type="float">
            <text:p>590</text:p>
          </table:table-cell>
          <table:table-cell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570" calcext:value-type="float">
            <text:p>570</text:p>
          </table:table-cell>
          <table:table-cell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553" calcext:value-type="float">
            <text:p>553</text:p>
          </table:table-cell>
          <table:table-cell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549" calcext:value-type="float">
            <text:p>54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8" calcext:value-type="float">
            <text:p>548</text:p>
          </table:table-cell>
          <table:table-cell table:formula="of:=LOG10([.B18])" office:value-type="float" office:value="2.73878055848437" calcext:value-type="float">
            <text:p>2,738780558484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2T14:46:26.422552261</meta:creation-date>
    <dc:date>2022-09-02T19:49:02.145482668</dc:date>
    <meta:editing-duration>PT5H2M35S</meta:editing-duration>
    <meta:editing-cycles>2</meta:editing-cycles>
    <meta:generator>LibreOffice/7.4.1.1$Linux_X86_64 LibreOffice_project/40$Build-1</meta:generator>
    <meta:document-statistic meta:table-count="1" meta:cell-count="4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144cm" svg:height="14.716cm" xlink:href=".." xlink:type="simple" chart:class="chart:scatter" chart:style-name="ch1">
        <chart:legend chart:legend-position="end" svg:x="23.212cm" svg:y="7.059cm" style:legend-expansion="high" chart:style-name="ch2"/>
        <chart:plot-area chart:style-name="ch3" table:cell-range-address="Feuille1.A2:Feuille1.B18" svg:x="0.522cm" svg:y="0.294cm" svg:width="22.168cm" svg:height="14.128cm">
          <chart:coordinate-region svg:x="1.699cm" svg:y="0.493cm" svg:width="20.897cm" svg:height="13.28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B2:Feuille1.B18" chart:class="chart:scatter">
            <chart:domain table:cell-range-address="Feuille1.A2:Feuille1.A18"/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">
                <text:p>0.07</text:p>
                <draw:g>
                  <svg:desc>Feuille1.A2:Feuille1.A18</svg:desc>
                </draw:g>
              </table:table-cell>
              <table:table-cell office:value-type="float" office:value="8700">
                <text:p>8700</text:p>
                <draw:g>
                  <svg:desc>Feuille1.B2:Feuille1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">
                <text:p>0.08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">
                <text:p>0.0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5">
                <text:p>0.125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">
                <text:p>0.15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">
                <text:p>0.2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">
                <text:p>0.25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/>
              <table:table-cell office:value-type="float" office:value="0.35">
                <text:p>0.35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548">
                <text:p>5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1$Linux_X86_64 LibreOffice_project/4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